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color="#212529" style:font-name="Consolas" fo:font-weight="bold" fo:background-color="#f6f6f6" style:font-name-asian="Consolas1" style:font-weight-asian="bold" style:font-name-complex="Consolas1"/>
    </style:style>
    <style:style style:name="P4" style:family="paragraph" style:parent-style-name="Standard">
      <style:paragraph-properties fo:line-height="130%"/>
      <style:text-properties fo:color="#212529" style:font-name="Consolas" fo:font-size="10pt" fo:font-weight="bold" fo:background-color="#f6f6f6" style:font-name-asian="Consolas1" style:font-size-asian="10pt" style:font-weight-asian="bold" style:font-name-complex="Consolas1" style:font-size-complex="10pt"/>
    </style:style>
    <style:style style:name="P5" style:family="paragraph" style:parent-style-name="Standard">
      <style:paragraph-properties fo:line-height="130%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margin-top="0in" fo:margin-bottom="0.1965in" loext:contextual-spacing="false" fo:line-height="100%"/>
    </style:style>
    <style:style style:name="P8" style:family="paragraph" style:parent-style-name="Standard">
      <style:paragraph-properties fo:margin-top="0in" fo:margin-bottom="0.1965in" loext:contextual-spacing="false" fo:line-height="100%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P9" style:family="paragraph" style:parent-style-name="Standard" style:master-page-name="Standard">
      <style:paragraph-properties style:page-number="1"/>
      <style:text-properties style:font-name="Consolas" fo:font-size="9pt" fo:font-weight="bold" style:font-name-asian="Consolas1" style:font-size-asian="9pt" style:font-weight-asian="bold" style:font-name-complex="Consolas1" style:font-size-complex="9pt" fo:background-color="#ffffff"/>
    </style:style>
    <style:style style:name="T1" style:family="text">
      <style:text-properties fo:color="#212529" style:font-name="Consolas" fo:font-weight="bold" fo:background-color="#f6f6f6" loext:char-shading-value="0" style:font-name-asian="Consolas1" style:font-weight-asian="bold" style:font-name-complex="Consolas1"/>
    </style:style>
    <style:style style:name="T2" style:family="text">
      <style:text-properties fo:color="#212529" style:font-name="Consolas" fo:font-size="10pt" fo:font-weight="bold" fo:background-color="#f6f6f6" loext:char-shading-value="0" style:font-name-asian="Consolas1" style:font-size-asian="10pt" style:font-weight-asian="bold" style:font-name-complex="Consolas1" style:font-size-complex="10pt"/>
    </style:style>
    <style:style style:name="T3" style:family="text">
      <style:text-properties fo:color="#204a87" style:font-name="Consolas" fo:font-weight="bold" fo:background-color="#f6f6f6" loext:char-shading-value="0" style:font-name-asian="Consolas1" style:font-weight-asian="bold" style:font-name-complex="Consolas1"/>
    </style:style>
    <style:style style:name="T4" style:family="text">
      <style:text-properties fo:color="#202124" fo:font-size="12pt" fo:font-weight="bold" style:font-size-asian="12pt" style:font-weight-asian="bold" style:font-size-complex="12pt" fo:background-color="#ffffff"/>
    </style:style>
    <style:style style:name="T5" style:family="text">
      <style:text-properties fo:color="#242729" style:font-name="Consolas" fo:font-size="10pt" fo:font-weight="bold" fo:background-color="#e4e6e8" loext:char-shading-value="0" style:font-name-asian="Consolas1" style:font-size-asian="10pt" style:font-weight-asian="bold" style:font-name-complex="Consolas1" style:font-size-complex="10pt"/>
    </style:style>
    <style:style style:name="T6" style:family="text">
      <style:text-properties style:font-name="Liberation Mono" fo:font-size="10pt" style:font-name-asian="Liberation Mono1" style:font-size-asian="10pt" style:font-name-complex="Liberation Mono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Standard"><text:span text:style-name="T1"># создаем окружение через консоль</text:span></text:p>
      <text:p text:style-name="Standard"><text:span text:style-name="T1">python -m venv env</text:span></text:p>
      <text:p text:style-name="P2"><text:span text:style-name="T3">source</text:span><text:span text:style-name="T1"> env/bin/activate</text:span></text:p>
      <text:p text:style-name="P3"/>
      <text:p text:style-name="P2"><text:span text:style-name="T1"># устанавливаем все нужные пакеты в окружении</text:span></text:p>
      <text:p text:style-name="P2"><text:span text:style-name="T4">pip install -r requirements.txt</text:span></text:p>
      <text:p text:style-name="P3"/>
      <text:p text:style-name="P2"><text:span text:style-name="T1">python manage.py runserver</text:span></text:p>
      <text:p text:style-name="P3"/>
      <text:p text:style-name="P2"><text:span text:style-name="T1">Error: That port is already in use.</text:span></text:p>
      <text:p text:style-name="P2"><text:span text:style-name="T5">sudo fuser -k 8000/tcp</text:span></text:p>
      <text:p text:style-name="P3"/>
      <text:p text:style-name="P2"><text:span text:style-name="T1">python manage.py makemigrations</text:span></text:p>
      <text:p text:style-name="P2"><text:span text:style-name="T1">python manage.py migrate</text:span></text:p>
      <text:p text:style-name="P3"/>
      <text:p text:style-name="P5"><text:span text:style-name="T2">python manage.py migrate --run-syncdb # Сделать это, если проблемы с бд</text:span></text:p>
      <text:p text:style-name="P4"/>
      <text:p text:style-name="P4"/>
      <text:p text:style-name="P5"><text:span text:style-name="T2">(Предварительно можно создать продукты для products)</text:span></text:p>
      <text:p text:style-name="P4"/>
      <text:p text:style-name="P5"><text:span text:style-name="T2">POST формат для реквеста, id должен быть существующий</text:span></text:p>
      <text:p text:style-name="P6"><text:span text:style-name="T6">{</text:span></text:p>
      <text:p text:style-name="P6"><text:span text:style-name="T6"><text:s text:c="4"/>"external_id": "PR-123-321-123",</text:span></text:p>
      <text:p text:style-name="P6"><text:soft-page-break/><text:span text:style-name="T6"><text:s text:c="4"/>"details": [{</text:span></text:p>
      <text:p text:style-name="P6"><text:span text:style-name="T6"><text:s text:c="8"/>"product": {"id": 4},</text:span></text:p>
      <text:p text:style-name="P6"><text:span text:style-name="T6"><text:s text:c="8"/>"amount": 10,</text:span></text:p>
      <text:p text:style-name="P6"><text:span text:style-name="T6"><text:s text:c="8"/>"price": "12.00"</text:span></text:p>
      <text:p text:style-name="P6"><text:span text:style-name="T6"><text:s text:c="4"/>}]</text:span></text:p>
      <text:p text:style-name="P7"><text:span text:style-name="T6">}</text:span></text:p>
      <text:p text:style-name="P7"><text:span text:style-name="T6">## Если такого продукта нету, то добавляем его в products в начале</text:span></text:p>
      <text:p text:style-name="P7"><text:span text:style-name="T6">response, если всё ок то должен быть как в доке</text:span></text:p>
      <text:p text:style-name="P6"><text:span text:style-name="T6">[{</text:span></text:p>
      <text:p text:style-name="P6"><text:span text:style-name="T6"><text:s text:c="4"/>"id": 1,</text:span></text:p>
      <text:p text:style-name="P6"><text:span text:style-name="T6"><text:s text:c="4"/>"status": "new",</text:span></text:p>
      <text:p text:style-name="P6"><text:span text:style-name="T6"><text:s text:c="4"/>"created_at": "2021-01-01T00:00:00",</text:span></text:p>
      <text:p text:style-name="P6"><text:span text:style-name="T6"><text:s text:c="4"/>"external_id": "PR-123-321-123",</text:span></text:p>
      <text:p text:style-name="P6"><text:span text:style-name="T6"><text:s text:c="4"/>"details": [{</text:span></text:p>
      <text:p text:style-name="P6"><text:span text:style-name="T6"><text:s text:c="8"/>"id": 1,</text:span></text:p>
      <text:p text:style-name="P6"><text:span text:style-name="T6"><text:s text:c="8"/>"product": {"id": 4, "name": "Dropbox"},</text:span></text:p>
      <text:p text:style-name="P6"><text:span text:style-name="T6"><text:s text:c="8"/>"amount": 10,</text:span></text:p>
      <text:p text:style-name="P6"><text:span text:style-name="T6"><text:s text:c="8"/>"price": "12.00"</text:span></text:p>
      <text:p text:style-name="P6"><text:span text:style-name="T6"><text:s text:c="4"/>}]</text:span></text:p>
      <text:p text:style-name="P7"><text:span text:style-name="T6">}]</text:span></text:p>
      <text:p text:style-name="P8"/>
      <text:p text:style-name="P8"/>
      <text:p text:style-name="P7"><text:span text:style-name="T6">accept и fail вызываются у конкретного заказа {id} </text:span></text:p>
      <text:p text:style-name="P7"><text:span text:style-name="T6">после чего можно запросить POST по нажатию и произойдет изменение.</text:span></text:p>
      <text:p text:style-name="P8"/>
      <text:p text:style-name="P8"/>
      <text:p text:style-name="P1"><text:soft-page-break/>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7" meta:word-count="146" meta:character-count="1073" meta:non-whitespace-character-count="872"/>
    <meta:generator>LibreOfficeDev/6.0.5.2$Linux_X86_64 LibreOffice_project/</meta:generator>
  </office:meta>
</office:document-meta>
</file>